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ítulo: Cómo Utilizar la Tipografía de Manera Impactante en tus Diseños</text:p>
      <text:p text:style-name="Standard"/>
      <text:p text:style-name="Standard">Introducción:</text:p>
      <text:p text:style-name="Standard">La tipografía es un elemento fundamental en el diseño gráfico, ya que puede transmitir emociones, destacar mensajes clave y dar personalidad a tus creaciones. En este artículo, exploraremos en profundidad cómo utilizar la tipografía de manera impactante en tus diseños. Aprenderás sobre la elección adecuada de fuentes, combinaciones de tipografía, jerarquía visual y otros consejos prácticos para crear diseños que destaquen. Además, te proporcionaremos una selección de páginas web donde puedes encontrar tipografías de calidad para enriquecer tus proyectos.</text:p>
      <text:p text:style-name="Standard"/>
      <text:p text:style-name="Standard">1. Conoce las características de la tipografía:</text:p>
      <text:p text:style-name="Standard">La tipografía tiene una variedad de características que influyen en la percepción visual y en la transmisión de mensajes. Antes de comenzar a utilizarla en tus diseños, es importante entender las diferencias entre fuentes serif, sans serif, script, display, entre otras. Cada categoría tiene sus propias connotaciones y se adapta mejor a diferentes estilos y propósitos.</text:p>
      <text:p text:style-name="Standard"/>
      <text:p text:style-name="Standard">2. Combina fuentes para crear armonía visual:</text:p>
      <text:p text:style-name="Standard">La combinación adecuada de fuentes puede hacer que tus diseños destaquen. Asegúrate de elegir fuentes que se complementen entre sí y que creen una armonía visual. Por ejemplo, puedes combinar una fuente sans serif moderna y minimalista con una fuente serif clásica y elegante. Páginas web como Google Fonts, Adobe Fonts y Font Squirrel ofrecen una amplia selección de fuentes gratuitas y premium para explorar y descargar.</text:p>
      <text:p text:style-name="Standard"/>
      <text:p text:style-name="Standard">3. Crea jerarquía visual con la tipografía:</text:p>
      <text:p text:style-name="Standard">La tipografía puede ayudar a establecer una jerarquía visual clara en tus diseños. Utiliza diferentes tamaños, pesos y estilos de fuente para resaltar los elementos más importantes y guiar la atención del espectador. Por ejemplo, puedes utilizar una fuente de mayor tamaño y negrita para los titulares, y una fuente más sutil para los textos secundarios.</text:p>
      <text:p text:style-name="Standard"/>
      <text:p text:style-name="Standard">4. Considera la legibilidad:</text:p>
      <text:p text:style-name="Standard">La legibilidad es fundamental al utilizar la tipografía en tus diseños. Asegúrate de elegir fuentes que sean fáciles de leer en diferentes tamaños y medios. Evita fuentes excesivamente decorativas o con trazos demasiado delgados, ya que pueden dificultar la lectura. Realiza pruebas de legibilidad en diferentes dispositivos y tamaños para garantizar que tu mensaje se transmita de manera efectiva.</text:p>
      <text:p text:style-name="Standard"/>
      <text:p text:style-name="Standard">5. Experimenta con la estructura tipográfica:</text:p>
      <text:p text:style-name="Standard">No tengas miedo de experimentar con la estructura tipográfica en tus diseños. Juega con el espaciado entre letras (tracking), el espaciado entre líneas (leading) y el espaciado entre palabras para crear efectos visuales impactantes. Estos ajustes pueden ayudar a mejorar la legibilidad, dar énfasis a ciertas palabras o crear un ritmo visual único en tu diseño.</text:p>
      <text:p text:style-name="Standard"/>
      <text:p text:style-name="Standard">Páginas para conseguir buenas tipografías:</text:p>
      <text:p text:style-name="Standard"/>
      <text:p text:style-name="Standard">1. Google Fonts (fonts.google.com): Esta plataforma ofrece una amplia selección de fuentes gratuitas de alta calidad. Puedes explorar diferentes estilos, filtrar por características específicas y descargar las fuentes que desees utilizar en tus proyectos.</text:p>
      <text:p text:style-name="Standard"/>
      <text:p text:style-name="Standard">2. Adobe Fonts (fonts.adobe.com): Si eres suscriptor de Adobe Creative Cloud, tienes</text:p>
      <text:p text:style-name="Standard"/>
      <text:p text:style-name="Standard"><text:s/>acceso a una extensa biblioteca de fuentes premium. Esta plataforma te permite explorar y utilizar fuentes profesionales que elevarán la calidad de tus diseños.</text:p>
      <text:p text:style-name="Standard"/>
      <text:p text:style-name="Standard"><text:soft-page-break/>3. Font Squirrel (www.fontsquirrel.com): En esta página, encontrarás una colección de fuentes gratuitas seleccionadas por su diseño y legibilidad. Puedes descargar las fuentes y utilizarlas en tus proyectos sin restricciones.</text:p>
      <text:p text:style-name="Standard"/>
      <text:p text:style-name="Standard">4. DaFont (www.dafont.com): DaFont es una plataforma popular que alberga una amplia variedad de fuentes gratuitas, clasificadas por estilos y temáticas. Explora las opciones disponibles y descarga las fuentes que se ajusten a tus necesidades.</text:p>
      <text:p text:style-name="Standard"/>
      <text:p text:style-name="Standard">5. Fontspring (www.fontspring.com): Fontspring ofrece una selección de fuentes premium de alta calidad que puedes adquirir para dar un toque exclusivo a tus diseños. También cuenta con una sección de fuentes gratuitas para descargar y utilizar en proyectos personales.</text:p>
      <text:p text:style-name="Standard"/>
      <text:p text:style-name="Standard">Conclusión:</text:p>
      <text:p text:style-name="Standard">La tipografía es una poderosa herramienta en el diseño gráfico, capaz de comunicar y transmitir emociones de manera efectiva. Utiliza estos consejos para aprovechar al máximo la tipografía en tus diseños, creando composiciones impactantes y coherentes. Explora las páginas web mencionadas para descubrir fuentes de calidad que enriquecerán tus proyectos. Recuerda que la tipografía es una parte integral de tu diseño y puede marcar la diferencia en la forma en que tu mensaje es recibido. ¡Experimenta, sé creativo y disfruta del poder de la tipografía en tus diseños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style:rfc-language-tag="es-419" fo:language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es-419" fo:language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8T12:55:18.023000000</meta:creation-date>
    <dc:date>2023-05-18T13:38:54.773000000</dc:date>
    <meta:editing-duration>PT43M36S</meta:editing-duration>
    <meta:editing-cycles>8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22" meta:word-count="684" meta:character-count="4613" meta:non-whitespace-character-count="3950"/>
  </office:meta>
</office:document-meta>
</file>